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s Sans" svg:font-family="'Liberations Sans'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Essays1743" svg:font-family="Essays1743" style:font-pitch="variable"/>
    <style:font-face style:name="Fanwood" svg:font-family="Fanwood" style:font-pitch="variable"/>
    <style:font-face style:name="Goudy Bookletter 1911" svg:font-family="'Goudy Bookletter 1911'" style:font-pitch="variable"/>
    <style:font-face style:name="Inknut Antiqua" svg:font-family="'Inknut Antiqua'" style:font-pitch="variable"/>
    <style:font-face style:name="Junction" svg:font-family="Junction" style:font-pitch="variable"/>
    <style:font-face style:name="League Spartan" svg:font-family="'League Spartan'" style:font-pitch="variable"/>
    <style:font-face style:name="Libre Baskerville" svg:font-family="'Libre Baskerville'" style:font-pitch="variable"/>
    <style:font-face style:name="Libre Bodoni v2002" svg:font-family="'Libre Bodoni v2002'" style:font-pitch="variable"/>
    <style:font-face style:name="Libre Franklin" svg:font-family="'Libre Franklin'" style:font-pitch="variable"/>
    <style:font-face style:name="OFL Sorts Mill Goudy" svg:font-family="'OFL Sorts Mill Goudy'" style:font-pitch="variable"/>
    <style:font-face style:name="Playfair Display" svg:font-family="'Playfair Display'" style:font-pitch="variable"/>
    <style:font-face style:name="Playfair Display SC" svg:font-family="'Playfair Display SC'" style:font-pitch="variable"/>
    <style:font-face style:name="Trocchi" svg:font-family="Trocch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Impact" svg:font-family="Impact" style:font-family-generic="swiss" style:font-pitch="variable"/>
    <style:font-face style:name="League Gothic" svg:font-family="'League Gothic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2.999cm" style:rel-column-width="7646*"/>
    </style:style>
    <style:style style:name="Table1.B" style:family="table-column">
      <style:table-column-properties style:column-width="8.701cm" style:rel-column-width="22188*"/>
    </style:style>
    <style:style style:name="Table1.C" style:family="table-column">
      <style:table-column-properties style:column-width="5.41cm" style:rel-column-width="13795*"/>
    </style:style>
    <style:style style:name="Table1.D" style:family="table-column">
      <style:table-column-properties style:column-width="4.586cm" style:rel-column-width="11694*"/>
    </style:style>
    <style:style style:name="Table1.E" style:family="table-column">
      <style:table-column-properties style:column-width="4.004cm" style:rel-column-width="1021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1.E10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1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Endnote">
      <style:text-properties officeooo:rsid="00160259" officeooo:paragraph-rsid="00160259"/>
    </style:style>
    <style:style style:name="P2" style:family="paragraph" style:parent-style-name="Endnote">
      <style:text-properties officeooo:rsid="00164383" officeooo:paragraph-rsid="00164383"/>
    </style:style>
    <style:style style:name="P3" style:family="paragraph" style:parent-style-name="Endnote">
      <style:text-properties officeooo:rsid="0016b28c" officeooo:paragraph-rsid="0016b28c"/>
    </style:style>
    <style:style style:name="P4" style:family="paragraph" style:parent-style-name="Endnote">
      <style:text-properties officeooo:rsid="0016e8a5" officeooo:paragraph-rsid="0016e8a5"/>
    </style:style>
    <style:style style:name="P5" style:family="paragraph" style:parent-style-name="Endnote">
      <style:text-properties officeooo:rsid="00191b34" officeooo:paragraph-rsid="00191b34"/>
    </style:style>
    <style:style style:name="P6" style:family="paragraph" style:parent-style-name="Endnote">
      <style:text-properties officeooo:rsid="0021c58d" officeooo:paragraph-rsid="0021c58d"/>
    </style:style>
    <style:style style:name="P7" style:family="paragraph" style:parent-style-name="Endnote">
      <style:text-properties officeooo:rsid="0025f908" officeooo:paragraph-rsid="0025f908"/>
    </style:style>
    <style:style style:name="P8" style:family="paragraph" style:parent-style-name="Endnote">
      <style:text-properties officeooo:rsid="002dea0d" officeooo:paragraph-rsid="002dea0d"/>
    </style:style>
    <style:style style:name="P9" style:family="paragraph" style:parent-style-name="Endnote">
      <style:text-properties officeooo:rsid="0010098e" officeooo:paragraph-rsid="0010098e"/>
    </style:style>
    <style:style style:name="P10" style:family="paragraph" style:parent-style-name="Endnote">
      <style:text-properties officeooo:rsid="00323722" officeooo:paragraph-rsid="00323722"/>
    </style:style>
    <style:style style:name="P11" style:family="paragraph" style:parent-style-name="Endnote">
      <style:text-properties officeooo:rsid="0018be53" officeooo:paragraph-rsid="0018be53"/>
    </style:style>
    <style:style style:name="P12" style:family="paragraph" style:parent-style-name="Endnote">
      <style:text-properties officeooo:rsid="0016ec0f" officeooo:paragraph-rsid="0016ec0f"/>
    </style:style>
    <style:style style:name="P13" style:family="paragraph" style:parent-style-name="Endnote">
      <style:text-properties officeooo:rsid="00387281" officeooo:paragraph-rsid="00387281"/>
    </style:style>
    <style:style style:name="P14" style:family="paragraph" style:parent-style-name="Endnote">
      <style:text-properties officeooo:rsid="003e31f3" officeooo:paragraph-rsid="003e31f3"/>
    </style:style>
    <style:style style:name="P15" style:family="paragraph" style:parent-style-name="Standard">
      <style:text-properties fo:font-size="12pt" officeooo:rsid="000fcbe2" officeooo:paragraph-rsid="000fcbe2" style:font-size-asian="12pt" style:font-size-complex="12pt"/>
    </style:style>
    <style:style style:name="P16" style:family="paragraph" style:parent-style-name="Standard">
      <style:text-properties fo:font-size="12pt" officeooo:rsid="0010098e" officeooo:paragraph-rsid="0010098e" style:font-size-asian="12pt" style:font-size-complex="12pt"/>
    </style:style>
    <style:style style:name="P17" style:family="paragraph" style:parent-style-name="Standard">
      <style:text-properties style:font-name="Liberation Sans" fo:font-size="12pt" officeooo:rsid="00164383" officeooo:paragraph-rsid="002d11e0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Playfair Display SC" fo:font-size="18pt" officeooo:rsid="000fcbe2" officeooo:paragraph-rsid="000fcbe2" style:font-size-asian="18pt" style:font-size-complex="18pt"/>
    </style:style>
    <style:style style:name="P19" style:family="paragraph" style:parent-style-name="Standard">
      <style:text-properties style:font-name="Liberations Sans" fo:font-size="10pt" officeooo:paragraph-rsid="003a9177" style:font-size-asian="10pt" style:font-size-complex="10pt"/>
    </style:style>
    <style:style style:name="P20" style:family="paragraph" style:parent-style-name="Standard">
      <style:text-properties style:font-name="Liberations Sans" fo:font-size="10pt" fo:font-weight="normal" officeooo:rsid="0036db58" officeooo:paragraph-rsid="003a9177" style:font-name-asian="Liberation Sans1" style:font-size-asian="10pt" style:font-weight-asian="normal" style:font-name-complex="Liberation Sans1" style:font-size-complex="10pt" style:font-weight-complex="normal"/>
    </style:style>
    <style:style style:name="P21" style:family="paragraph" style:parent-style-name="Table_20_Contents">
      <style:text-properties style:font-name="Liberation Sans" fo:font-size="12pt" fo:font-weight="bold" officeooo:rsid="000fcbe2" officeooo:paragraph-rsid="000fcbe2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Liberation Sans" fo:font-size="12pt" fo:font-weight="bold" officeooo:rsid="000fcbe2" officeooo:paragraph-rsid="00282dc2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" fo:font-size="12pt" fo:font-weight="bold" officeooo:rsid="001203d9" officeooo:paragraph-rsid="001203d9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ans" fo:font-size="12pt" fo:font-weight="bold" officeooo:rsid="001459d4" officeooo:paragraph-rsid="001459d4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Liberation Sans" fo:font-size="12pt" fo:font-weight="bold" officeooo:rsid="0016ec0f" officeooo:paragraph-rsid="0016ec0f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" fo:font-size="12pt" fo:font-weight="bold" officeooo:rsid="001bce45" officeooo:paragraph-rsid="001bce45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style:font-name="Liberation Sans" fo:font-size="12pt" fo:font-weight="bold" officeooo:rsid="002d516d" officeooo:paragraph-rsid="002d516d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style:font-name="Liberation Sans" fo:font-size="12pt" fo:font-weight="bold" officeooo:rsid="0010098e" officeooo:paragraph-rsid="0010098e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style:font-name="Liberation Sans" fo:font-size="12pt" fo:font-weight="bold" officeooo:rsid="0010098e" officeooo:paragraph-rsid="0029f267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style:font-name="Liberation Sans" fo:font-size="12pt" fo:font-weight="bold" officeooo:rsid="0023afe8" officeooo:paragraph-rsid="0023afe8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style:font-name="Liberation Sans" fo:font-size="12pt" fo:font-weight="bold" officeooo:rsid="002057ee" officeooo:paragraph-rsid="002057ee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style:font-name="Liberation Sans" fo:font-size="12pt" style:font-size-asian="12pt" style:font-size-complex="12pt"/>
    </style:style>
    <style:style style:name="P33" style:family="paragraph" style:parent-style-name="Table_20_Contents">
      <style:text-properties style:font-name="Liberation Sans" fo:font-size="12pt" officeooo:rsid="000fcbe2" officeooo:paragraph-rsid="000fcbe2" style:font-size-asian="12pt" style:font-size-complex="12pt"/>
    </style:style>
    <style:style style:name="P34" style:family="paragraph" style:parent-style-name="Table_20_Contents">
      <style:text-properties style:font-name="Liberation Sans" fo:font-size="12pt" officeooo:rsid="0016ec0f" officeooo:paragraph-rsid="0016ec0f" style:font-size-asian="12pt" style:font-size-complex="12pt"/>
    </style:style>
    <style:style style:name="P35" style:family="paragraph" style:parent-style-name="Table_20_Contents">
      <style:text-properties style:font-name="Liberation Sans" fo:font-size="12pt" officeooo:rsid="0016ec0f" officeooo:paragraph-rsid="003b0d7b" style:font-size-asian="12pt" style:font-size-complex="12pt"/>
    </style:style>
    <style:style style:name="P36" style:family="paragraph" style:parent-style-name="Table_20_Contents">
      <style:text-properties style:font-name="Liberation Sans" fo:font-size="12pt" officeooo:rsid="001bce45" officeooo:paragraph-rsid="001bce45" style:font-size-asian="12pt" style:font-size-complex="12pt"/>
    </style:style>
    <style:style style:name="P37" style:family="paragraph" style:parent-style-name="Table_20_Contents">
      <style:text-properties style:font-name="Liberation Sans" fo:font-size="12pt" officeooo:rsid="001bce45" officeooo:paragraph-rsid="002d11e0" style:font-size-asian="12pt" style:font-size-complex="12pt"/>
    </style:style>
    <style:style style:name="P38" style:family="paragraph" style:parent-style-name="Table_20_Contents">
      <style:text-properties style:font-name="Liberation Sans" fo:font-size="12pt" officeooo:rsid="001b4257" officeooo:paragraph-rsid="001b4257" style:font-size-asian="12pt" style:font-size-complex="12pt"/>
    </style:style>
    <style:style style:name="P39" style:family="paragraph" style:parent-style-name="Table_20_Contents">
      <style:text-properties style:font-name="Liberation Sans" fo:font-size="12pt" officeooo:rsid="001b4257" officeooo:paragraph-rsid="0021b360" style:font-size-asian="12pt" style:font-size-complex="12pt"/>
    </style:style>
    <style:style style:name="P40" style:family="paragraph" style:parent-style-name="Table_20_Contents">
      <style:text-properties style:font-name="Liberation Sans" fo:font-size="12pt" officeooo:rsid="001b4257" officeooo:paragraph-rsid="0023afe8" style:font-size-asian="12pt" style:font-size-complex="12pt"/>
    </style:style>
    <style:style style:name="P41" style:family="paragraph" style:parent-style-name="Table_20_Contents">
      <style:text-properties style:font-name="Liberation Sans" fo:font-size="12pt" officeooo:rsid="001b4257" officeooo:paragraph-rsid="003b0d7b" style:font-size-asian="12pt" style:font-size-complex="12pt"/>
    </style:style>
    <style:style style:name="P42" style:family="paragraph" style:parent-style-name="Table_20_Contents">
      <style:text-properties style:font-name="Liberation Sans" fo:font-size="12pt" officeooo:rsid="001b4257" officeooo:paragraph-rsid="002d11e0" style:font-size-asian="12pt" style:font-size-complex="12pt"/>
    </style:style>
    <style:style style:name="P43" style:family="paragraph" style:parent-style-name="Table_20_Contents">
      <style:text-properties style:font-name="Liberation Sans" fo:font-size="12pt" officeooo:rsid="001203d9" officeooo:paragraph-rsid="001203d9" style:font-size-asian="12pt" style:font-size-complex="12pt"/>
    </style:style>
    <style:style style:name="P44" style:family="paragraph" style:parent-style-name="Table_20_Contents">
      <style:text-properties style:font-name="Liberation Sans" fo:font-size="12pt" officeooo:rsid="001203d9" officeooo:paragraph-rsid="0036db58" style:font-size-asian="12pt" style:font-size-complex="12pt"/>
    </style:style>
    <style:style style:name="P45" style:family="paragraph" style:parent-style-name="Table_20_Contents">
      <style:text-properties style:font-name="Liberation Sans" fo:font-size="12pt" officeooo:rsid="001459d4" officeooo:paragraph-rsid="001459d4" style:font-size-asian="12pt" style:font-size-complex="12pt"/>
    </style:style>
    <style:style style:name="P46" style:family="paragraph" style:parent-style-name="Table_20_Contents">
      <style:text-properties style:font-name="Liberation Sans" fo:font-size="12pt" officeooo:rsid="001459d4" officeooo:paragraph-rsid="002ee7bd" style:font-size-asian="12pt" style:font-size-complex="12pt"/>
    </style:style>
    <style:style style:name="P47" style:family="paragraph" style:parent-style-name="Table_20_Contents">
      <style:text-properties style:font-name="Liberation Sans" fo:font-size="12pt" officeooo:rsid="0021c58d" officeooo:paragraph-rsid="0021c58d" style:font-size-asian="12pt" style:font-size-complex="12pt"/>
    </style:style>
    <style:style style:name="P48" style:family="paragraph" style:parent-style-name="Table_20_Contents">
      <style:text-properties style:font-name="Liberation Sans" fo:font-size="12pt" officeooo:rsid="00185993" officeooo:paragraph-rsid="00185993" style:font-size-asian="12pt" style:font-size-complex="12pt"/>
    </style:style>
    <style:style style:name="P49" style:family="paragraph" style:parent-style-name="Table_20_Contents">
      <style:text-properties style:font-name="Liberation Sans" fo:font-size="12pt" officeooo:rsid="00185993" officeooo:paragraph-rsid="002be5ac" style:font-size-asian="12pt" style:font-size-complex="12pt"/>
    </style:style>
    <style:style style:name="P50" style:family="paragraph" style:parent-style-name="Table_20_Contents">
      <style:text-properties style:font-name="Liberation Sans" fo:font-size="12pt" officeooo:rsid="0014033b" officeooo:paragraph-rsid="0014033b" style:font-size-asian="12pt" style:font-size-complex="12pt"/>
    </style:style>
    <style:style style:name="P51" style:family="paragraph" style:parent-style-name="Table_20_Contents">
      <style:text-properties style:font-name="Liberation Sans" fo:font-size="12pt" officeooo:rsid="0014033b" officeooo:paragraph-rsid="002d11e0" style:font-size-asian="12pt" style:font-size-complex="12pt"/>
    </style:style>
    <style:style style:name="P52" style:family="paragraph" style:parent-style-name="Table_20_Contents">
      <style:text-properties style:font-name="Liberation Sans" fo:font-size="12pt" officeooo:rsid="001576bf" officeooo:paragraph-rsid="001576bf" style:font-size-asian="12pt" style:font-size-complex="12pt"/>
    </style:style>
    <style:style style:name="P53" style:family="paragraph" style:parent-style-name="Table_20_Contents">
      <style:text-properties style:font-name="Liberation Sans" fo:font-size="12pt" officeooo:rsid="001576bf" officeooo:paragraph-rsid="002d11e0" style:font-size-asian="12pt" style:font-size-complex="12pt"/>
    </style:style>
    <style:style style:name="P54" style:family="paragraph" style:parent-style-name="Table_20_Contents">
      <style:text-properties style:font-name="Liberation Sans" fo:font-size="12pt" officeooo:rsid="001576bf" officeooo:paragraph-rsid="001a065b" style:font-size-asian="12pt" style:font-size-complex="12pt"/>
    </style:style>
    <style:style style:name="P55" style:family="paragraph" style:parent-style-name="Table_20_Contents">
      <style:text-properties style:font-name="Liberation Sans" fo:font-size="12pt" officeooo:rsid="001576bf" officeooo:paragraph-rsid="00282dc2" style:font-size-asian="12pt" style:font-size-complex="12pt"/>
    </style:style>
    <style:style style:name="P56" style:family="paragraph" style:parent-style-name="Table_20_Contents">
      <style:text-properties style:font-name="Liberation Sans" fo:font-size="12pt" officeooo:rsid="001ca314" officeooo:paragraph-rsid="001ca314" style:font-size-asian="12pt" style:font-size-complex="12pt"/>
    </style:style>
    <style:style style:name="P57" style:family="paragraph" style:parent-style-name="Table_20_Contents">
      <style:text-properties style:font-name="Liberation Sans" fo:font-size="12pt" officeooo:rsid="0016b28c" officeooo:paragraph-rsid="0016b28c" style:font-size-asian="12pt" style:font-size-complex="12pt"/>
    </style:style>
    <style:style style:name="P58" style:family="paragraph" style:parent-style-name="Table_20_Contents">
      <style:text-properties style:font-name="Liberation Sans" fo:font-size="12pt" officeooo:rsid="0010098e" officeooo:paragraph-rsid="0010098e" style:font-size-asian="12pt" style:font-size-complex="12pt"/>
    </style:style>
    <style:style style:name="P59" style:family="paragraph" style:parent-style-name="Table_20_Contents">
      <style:text-properties style:font-name="Liberation Sans" fo:font-size="12pt" officeooo:rsid="0010098e" officeooo:paragraph-rsid="0036db58" style:font-size-asian="12pt" style:font-size-complex="12pt"/>
    </style:style>
    <style:style style:name="P60" style:family="paragraph" style:parent-style-name="Table_20_Contents">
      <style:text-properties style:font-name="Liberation Sans" fo:font-size="12pt" officeooo:rsid="001a065b" officeooo:paragraph-rsid="001a065b" style:font-size-asian="12pt" style:font-size-complex="12pt"/>
    </style:style>
    <style:style style:name="P61" style:family="paragraph" style:parent-style-name="Table_20_Contents">
      <style:text-properties style:font-name="Liberation Sans" fo:font-size="12pt" officeooo:rsid="00160259" officeooo:paragraph-rsid="00160259" style:font-size-asian="12pt" style:font-size-complex="12pt"/>
    </style:style>
    <style:style style:name="P62" style:family="paragraph" style:parent-style-name="Table_20_Contents">
      <style:text-properties style:font-name="Liberation Sans" fo:font-size="12pt" officeooo:rsid="0023afe8" officeooo:paragraph-rsid="0023afe8" style:font-size-asian="12pt" style:font-size-complex="12pt"/>
    </style:style>
    <style:style style:name="P63" style:family="paragraph" style:parent-style-name="Table_20_Contents">
      <style:text-properties style:font-name="Liberation Sans" fo:font-size="12pt" officeooo:rsid="0023afe8" officeooo:paragraph-rsid="002d516d" style:font-size-asian="12pt" style:font-size-complex="12pt"/>
    </style:style>
    <style:style style:name="P64" style:family="paragraph" style:parent-style-name="Table_20_Contents">
      <style:text-properties style:font-name="Liberation Sans" fo:font-size="12pt" officeooo:rsid="002057ee" officeooo:paragraph-rsid="002057ee" style:font-size-asian="12pt" style:font-size-complex="12pt"/>
    </style:style>
    <style:style style:name="P65" style:family="paragraph" style:parent-style-name="Table_20_Contents">
      <style:text-properties style:font-name="Liberation Sans" fo:font-size="12pt" officeooo:rsid="0021b360" officeooo:paragraph-rsid="0021b360" style:font-size-asian="12pt" style:font-size-complex="12pt"/>
    </style:style>
    <style:style style:name="P66" style:family="paragraph" style:parent-style-name="Table_20_Contents">
      <style:text-properties style:font-name="Liberation Sans" fo:font-size="12pt" officeooo:rsid="00164383" officeooo:paragraph-rsid="00164383" style:font-size-asian="12pt" style:font-size-complex="12pt"/>
    </style:style>
    <style:style style:name="P67" style:family="paragraph" style:parent-style-name="Table_20_Contents">
      <style:text-properties style:font-name="Liberation Sans" fo:font-size="12pt" officeooo:rsid="00294a58" officeooo:paragraph-rsid="00294a58" style:font-size-asian="12pt" style:font-size-complex="12pt"/>
    </style:style>
    <style:style style:name="P68" style:family="paragraph" style:parent-style-name="Table_20_Contents">
      <style:text-properties style:font-name="Liberation Sans" fo:font-size="12pt" officeooo:rsid="0029f267" officeooo:paragraph-rsid="002d11e0" style:font-size-asian="12pt" style:font-size-complex="12pt"/>
    </style:style>
    <style:style style:name="P69" style:family="paragraph" style:parent-style-name="Table_20_Contents">
      <style:text-properties style:font-name="Liberation Sans" fo:font-size="12pt" officeooo:rsid="0025f908" officeooo:paragraph-rsid="002d11e0" style:font-size-asian="12pt" style:font-size-complex="12pt"/>
    </style:style>
    <style:style style:name="P70" style:family="paragraph" style:parent-style-name="Table_20_Contents">
      <style:text-properties style:font-name="Liberation Sans" fo:font-size="12pt" officeooo:rsid="002be5ac" officeooo:paragraph-rsid="002d11e0" style:font-size-asian="12pt" style:font-size-complex="12pt"/>
    </style:style>
    <style:style style:name="P71" style:family="paragraph" style:parent-style-name="Table_20_Contents">
      <style:text-properties style:font-name="Liberation Sans" fo:font-size="12pt" officeooo:rsid="002be5ac" officeooo:paragraph-rsid="002be5ac" style:font-size-asian="12pt" style:font-size-complex="12pt"/>
    </style:style>
    <style:style style:name="P72" style:family="paragraph" style:parent-style-name="Table_20_Contents">
      <style:text-properties style:font-name="Liberation Sans" fo:font-size="12pt" officeooo:rsid="002d11e0" officeooo:paragraph-rsid="002d11e0" style:font-size-asian="12pt" style:font-size-complex="12pt"/>
    </style:style>
    <style:style style:name="P73" style:family="paragraph" style:parent-style-name="Table_20_Contents">
      <style:text-properties style:font-name="Liberation Sans" fo:font-size="12pt" officeooo:rsid="002d516d" officeooo:paragraph-rsid="002d516d" style:font-size-asian="12pt" style:font-size-complex="12pt"/>
    </style:style>
    <style:style style:name="P74" style:family="paragraph" style:parent-style-name="Table_20_Contents">
      <style:text-properties style:font-name="Liberation Sans" fo:font-size="12pt" officeooo:rsid="002d516d" officeooo:paragraph-rsid="002dea0d" style:font-size-asian="12pt" style:font-size-complex="12pt"/>
    </style:style>
    <style:style style:name="P75" style:family="paragraph" style:parent-style-name="Table_20_Contents">
      <style:text-properties style:font-name="Liberation Sans" fo:font-size="12pt" officeooo:rsid="001f7479" officeooo:paragraph-rsid="001f7479" style:font-size-asian="12pt" style:font-size-complex="12pt"/>
    </style:style>
    <style:style style:name="P76" style:family="paragraph" style:parent-style-name="Table_20_Contents">
      <style:text-properties style:font-name="Liberation Sans" fo:font-size="12pt" officeooo:rsid="001a878b" officeooo:paragraph-rsid="001a878b" style:font-size-asian="12pt" style:font-size-complex="12pt"/>
    </style:style>
    <style:style style:name="P77" style:family="paragraph" style:parent-style-name="Table_20_Contents">
      <style:text-properties style:font-name="Liberation Sans" fo:font-size="12pt" officeooo:rsid="001a878b" officeooo:paragraph-rsid="0023afe8" style:font-size-asian="12pt" style:font-size-complex="12pt"/>
    </style:style>
    <style:style style:name="P78" style:family="paragraph" style:parent-style-name="Table_20_Contents">
      <style:text-properties style:font-name="Liberation Sans" fo:font-size="12pt" officeooo:rsid="00191b34" officeooo:paragraph-rsid="00191b34" style:font-size-asian="12pt" style:font-size-complex="12pt"/>
    </style:style>
    <style:style style:name="P79" style:family="paragraph" style:parent-style-name="Table_20_Contents">
      <style:text-properties style:font-name="Liberation Sans" fo:font-size="12pt" officeooo:rsid="00323722" officeooo:paragraph-rsid="00323722" style:font-size-asian="12pt" style:font-size-complex="12pt"/>
    </style:style>
    <style:style style:name="P80" style:family="paragraph" style:parent-style-name="Table_20_Contents">
      <style:text-properties style:font-name="Liberation Sans" fo:font-size="12pt" officeooo:rsid="0034272a" officeooo:paragraph-rsid="0034272a" style:font-size-asian="12pt" style:font-size-complex="12pt"/>
    </style:style>
    <style:style style:name="P81" style:family="paragraph" style:parent-style-name="Table_20_Contents">
      <style:text-properties style:font-name="Liberation Sans" fo:font-size="12pt" officeooo:rsid="0035d62c" officeooo:paragraph-rsid="0035d62c" style:font-size-asian="12pt" style:font-size-complex="12pt"/>
    </style:style>
    <style:style style:name="P82" style:family="paragraph" style:parent-style-name="Table_20_Contents">
      <style:text-properties style:font-name="Liberation Sans" fo:font-size="12pt" officeooo:rsid="0018be53" officeooo:paragraph-rsid="0018be53" style:font-size-asian="12pt" style:font-size-complex="12pt"/>
    </style:style>
    <style:style style:name="P83" style:family="paragraph" style:parent-style-name="Table_20_Contents">
      <style:text-properties style:font-name="Liberation Sans" fo:font-size="12pt" officeooo:rsid="0036db58" officeooo:paragraph-rsid="0036db58" style:font-size-asian="12pt" style:font-size-complex="12pt"/>
    </style:style>
    <style:style style:name="P84" style:family="paragraph" style:parent-style-name="Table_20_Contents">
      <style:text-properties style:font-name="Liberation Sans" fo:font-size="12pt" officeooo:rsid="00387281" officeooo:paragraph-rsid="00387281" style:font-size-asian="12pt" style:font-size-complex="12pt"/>
    </style:style>
    <style:style style:name="P85" style:family="paragraph" style:parent-style-name="Table_20_Contents">
      <style:text-properties style:font-name="Liberation Sans" fo:font-size="12pt" officeooo:rsid="003b0d7b" officeooo:paragraph-rsid="003b0d7b" style:font-size-asian="12pt" style:font-size-complex="12pt"/>
    </style:style>
    <style:style style:name="P86" style:family="paragraph" style:parent-style-name="Table_20_Contents">
      <style:text-properties style:font-name="Liberation Sans" fo:font-size="12pt" officeooo:rsid="003d8feb" officeooo:paragraph-rsid="003d8feb" style:font-size-asian="12pt" style:font-size-complex="12pt"/>
    </style:style>
    <style:style style:name="P87" style:family="paragraph" style:parent-style-name="Table_20_Contents">
      <style:text-properties style:font-name="Liberation Sans" fo:font-size="12pt" officeooo:rsid="003e31f3" officeooo:paragraph-rsid="003e31f3" style:font-size-asian="12pt" style:font-size-complex="12pt"/>
    </style:style>
    <style:style style:name="P88" style:family="paragraph" style:parent-style-name="Table_20_Contents">
      <style:text-properties style:font-name="Liberation Sans" fo:font-size="12pt" fo:font-style="italic" officeooo:rsid="00367bbb" officeooo:paragraph-rsid="00367bbb" style:font-size-asian="12pt" style:font-style-asian="italic" style:font-size-complex="12pt" style:font-style-complex="italic"/>
    </style:style>
    <style:style style:name="P89" style:family="paragraph" style:parent-style-name="Table_20_Contents">
      <style:text-properties style:font-name="Liberation Sans" fo:font-size="12pt" fo:font-style="italic" fo:font-weight="bold" officeooo:rsid="0029f267" officeooo:paragraph-rsid="0029f267" style:font-size-asian="12pt" style:font-style-asian="italic" style:font-weight-asian="bold" style:font-size-complex="12pt" style:font-style-complex="italic" style:font-weight-complex="bold"/>
    </style:style>
    <style:style style:name="P90" style:family="paragraph" style:parent-style-name="Table_20_Contents">
      <style:text-properties style:font-name="Liberation Sans" fo:font-size="12pt" fo:font-weight="normal" officeooo:rsid="0030b5d9" officeooo:paragraph-rsid="0030b5d9" style:font-size-asian="12pt" style:font-weight-asian="normal" style:font-size-complex="12pt" style:font-weight-complex="normal"/>
    </style:style>
    <style:style style:name="P91" style:family="paragraph" style:parent-style-name="Table_20_Contents">
      <style:text-properties style:font-name="Liberation Sans" fo:font-size="12pt" fo:font-weight="normal" officeooo:rsid="002d516d" officeooo:paragraph-rsid="002d516d" style:font-size-asian="12pt" style:font-weight-asian="normal" style:font-size-complex="12pt" style:font-weight-complex="normal"/>
    </style:style>
    <style:style style:name="P92" style:family="paragraph" style:parent-style-name="Table_20_Contents">
      <style:text-properties officeooo:paragraph-rsid="0025f908"/>
    </style:style>
    <style:style style:name="P93" style:family="paragraph" style:parent-style-name="Table_20_Contents">
      <style:text-properties style:font-name="Playfair Display" fo:font-size="12pt" officeooo:rsid="003e31f3" officeooo:paragraph-rsid="003e31f3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6b28c"/>
    </style:style>
    <style:style style:name="T3" style:family="text">
      <style:text-properties style:text-position="super 58%" officeooo:rsid="0016ec0f"/>
    </style:style>
    <style:style style:name="T4" style:family="text">
      <style:text-properties style:text-position="super 58%" officeooo:rsid="001a878b"/>
    </style:style>
    <style:style style:name="T5" style:family="text">
      <style:text-properties style:text-position="super 58%" style:font-name="Liberation Sans" fo:font-size="12pt" officeooo:rsid="001b4257" style:font-size-asian="12pt" style:font-size-complex="12pt"/>
    </style:style>
    <style:style style:name="T6" style:family="text">
      <style:text-properties officeooo:rsid="001203d9"/>
    </style:style>
    <style:style style:name="T7" style:family="text">
      <style:text-properties officeooo:rsid="0014033b"/>
    </style:style>
    <style:style style:name="T8" style:family="text">
      <style:text-properties officeooo:rsid="0016b28c"/>
    </style:style>
    <style:style style:name="T9" style:family="text">
      <style:text-properties officeooo:rsid="0016e8a5"/>
    </style:style>
    <style:style style:name="T10" style:family="text">
      <style:text-properties officeooo:rsid="0016ec0f"/>
    </style:style>
    <style:style style:name="T11" style:family="text">
      <style:text-properties officeooo:rsid="00185993"/>
    </style:style>
    <style:style style:name="T12" style:family="text">
      <style:text-properties officeooo:rsid="0018be53"/>
    </style:style>
    <style:style style:name="T13" style:family="text">
      <style:text-properties officeooo:rsid="001a878b"/>
    </style:style>
    <style:style style:name="T14" style:family="text">
      <style:text-properties fo:font-style="normal" officeooo:rsid="001b4257" style:font-style-asian="normal" style:font-style-complex="normal"/>
    </style:style>
    <style:style style:name="T15" style:family="text">
      <style:text-properties fo:font-style="normal" officeooo:rsid="0029f267" style:font-style-asian="normal" style:font-style-complex="normal"/>
    </style:style>
    <style:style style:name="T16" style:family="text">
      <style:text-properties fo:font-style="normal" officeooo:rsid="002d11e0" style:font-style-asian="normal" style:font-style-complex="normal"/>
    </style:style>
    <style:style style:name="T17" style:family="text">
      <style:text-properties fo:font-style="normal" officeooo:rsid="001a878b" style:font-style-asian="normal" style:font-style-complex="normal"/>
    </style:style>
    <style:style style:name="T18" style:family="text">
      <style:text-properties fo:font-style="normal" officeooo:rsid="001ca314" style:font-style-asian="normal" style:font-style-complex="normal"/>
    </style:style>
    <style:style style:name="T19" style:family="text">
      <style:text-properties fo:font-style="normal" officeooo:rsid="0036db58" style:font-style-asian="normal" style:font-style-complex="normal"/>
    </style:style>
    <style:style style:name="T20" style:family="text">
      <style:text-properties fo:font-style="normal" officeooo:rsid="0025f908" style:font-style-asian="normal" style:font-style-complex="normal"/>
    </style:style>
    <style:style style:name="T21" style:family="text">
      <style:text-properties fo:font-style="normal" officeooo:rsid="001e9860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ca314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b425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beecb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b0d7b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a9177" fo:background-color="#c0c0c0" loext:char-shading-value="0" style:font-name-asian="Liberation Sans1" style:font-style-asian="normal" style:font-weight-asian="normal" style:font-name-complex="Liberation Sans1" style:font-style-complex="normal" style:font-weight-complex="normal"/>
    </style:style>
    <style:style style:name="T28" style:family="text">
      <style:text-properties fo:font-style="normal" fo:font-weight="normal" officeooo:rsid="003a9177" style:font-name-asian="Liberation Sans1" style:font-style-asian="normal" style:font-weight-asian="normal" style:font-name-complex="Liberation Sans1" style:font-style-complex="normal" style:font-weight-complex="normal"/>
    </style:style>
    <style:style style:name="T29" style:family="text">
      <style:text-properties fo:font-style="normal" officeooo:rsid="0036db58" style:font-name-asian="Liberation Serif1" style:font-style-asian="normal" style:font-name-complex="Liberation Serif1" style:font-style-complex="normal"/>
    </style:style>
    <style:style style:name="T30" style:family="text">
      <style:text-properties fo:font-style="normal" officeooo:rsid="0036db58" style:font-name-asian="Noto Sans CJK SC" style:font-style-asian="normal" style:font-name-complex="Lohit Devanagari" style:font-style-complex="normal"/>
    </style:style>
    <style:style style:name="T31" style:family="text">
      <style:text-properties officeooo:rsid="001bce45"/>
    </style:style>
    <style:style style:name="T32" style:family="text">
      <style:text-properties officeooo:rsid="001ca314"/>
    </style:style>
    <style:style style:name="T33" style:family="text">
      <style:text-properties officeooo:rsid="001d30f5"/>
    </style:style>
    <style:style style:name="T34" style:family="text">
      <style:text-properties officeooo:rsid="002057ee"/>
    </style:style>
    <style:style style:name="T35" style:family="text">
      <style:text-properties officeooo:rsid="0021b360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9f267" style:font-weight-asian="normal" style:font-weight-complex="normal"/>
    </style:style>
    <style:style style:name="T38" style:family="text">
      <style:text-properties fo:font-weight="normal" officeooo:rsid="002dea0d" style:font-weight-asian="normal" style:font-weight-complex="normal"/>
    </style:style>
    <style:style style:name="T39" style:family="text">
      <style:text-properties fo:font-weight="normal" officeooo:rsid="003e31f3" style:font-weight-asian="normal" style:font-weight-complex="normal"/>
    </style:style>
    <style:style style:name="T40" style:family="text">
      <style:text-properties fo:font-weight="normal" officeooo:rsid="0023afe8" style:font-name-asian="Liberation Sans1" style:font-weight-asian="normal" style:font-name-complex="Liberation Sans1" style:font-weight-complex="normal"/>
    </style:style>
    <style:style style:name="T41" style:family="text">
      <style:text-properties fo:font-weight="normal" officeooo:rsid="0036db58" style:font-name-asian="Liberation Sans1" style:font-weight-asian="normal" style:font-name-complex="Liberation Sans1" style:font-weight-complex="normal"/>
    </style:style>
    <style:style style:name="T42" style:family="text">
      <style:text-properties fo:font-weight="normal" officeooo:rsid="000fcbe2" style:font-name-asian="Liberation Sans1" style:font-weight-asian="normal" style:font-name-complex="Liberation Sans1" style:font-weight-complex="normal"/>
    </style:style>
    <style:style style:name="T43" style:family="text">
      <style:text-properties style:font-name="Liberation Sans1" fo:font-style="normal" fo:font-weight="normal" officeooo:rsid="0036db58" style:font-name-asian="Liberation Sans1" style:font-style-asian="normal" style:font-weight-asian="normal" style:font-name-complex="Liberation Sans1" style:font-style-complex="normal" style:font-weight-complex="normal"/>
    </style:style>
    <style:style style:name="T44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officeooo:rsid="0023afe8" style:font-name-asian="Liberation Sans1" style:font-name-complex="Liberation Sans1"/>
    </style:style>
    <style:style style:name="T46" style:family="text">
      <style:text-properties officeooo:rsid="0025f908" style:font-name-asian="Liberation Sans1" style:font-name-complex="Liberation Sans1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191b34" style:font-weight-asian="bold" style:font-weight-complex="bold"/>
    </style:style>
    <style:style style:name="T49" style:family="text">
      <style:text-properties fo:font-weight="bold" officeooo:rsid="0043b1fe" style:font-weight-asian="bold" style:font-weight-complex="bold"/>
    </style:style>
    <style:style style:name="T50" style:family="text">
      <style:text-properties officeooo:rsid="00282dc2"/>
    </style:style>
    <style:style style:name="T51" style:family="text">
      <style:text-properties officeooo:rsid="000fcbe2"/>
    </style:style>
    <style:style style:name="T52" style:family="text">
      <style:text-properties officeooo:rsid="00294a58"/>
    </style:style>
    <style:style style:name="T53" style:family="text">
      <style:text-properties officeooo:rsid="002d11e0"/>
    </style:style>
    <style:style style:name="T54" style:family="text">
      <style:text-properties officeooo:rsid="002d516d"/>
    </style:style>
    <style:style style:name="T55" style:family="text">
      <style:text-properties officeooo:rsid="0030b5d9"/>
    </style:style>
    <style:style style:name="T56" style:family="text">
      <style:text-properties officeooo:rsid="0035d62c"/>
    </style:style>
    <style:style style:name="T57" style:family="text">
      <style:text-properties officeooo:rsid="003667a0"/>
    </style:style>
    <style:style style:name="T58" style:family="text">
      <style:text-properties officeooo:rsid="00367bbb"/>
    </style:style>
    <style:style style:name="T59" style:family="text">
      <style:text-properties officeooo:rsid="0036db58"/>
    </style:style>
    <style:style style:name="T60" style:family="text">
      <style:text-properties officeooo:rsid="0037944f"/>
    </style:style>
    <style:style style:name="T61" style:family="text">
      <style:text-properties fo:font-style="italic" officeooo:rsid="001a878b" style:font-style-asian="italic" style:font-style-complex="italic"/>
    </style:style>
    <style:style style:name="T62" style:family="text">
      <style:text-properties officeooo:rsid="003a9177"/>
    </style:style>
    <style:style style:name="T63" style:family="text">
      <style:text-properties officeooo:rsid="003b0d7b"/>
    </style:style>
    <style:style style:name="T64" style:family="text">
      <style:text-properties style:font-name="Essays1743"/>
    </style:style>
    <style:style style:name="T65" style:family="text">
      <style:text-properties style:font-name="Fanwood"/>
    </style:style>
    <style:style style:name="T66" style:family="text">
      <style:text-properties style:font-name="Liberation Serif"/>
    </style:style>
    <style:style style:name="T67" style:family="text">
      <style:text-properties style:font-name="Libre Baskerville"/>
    </style:style>
    <style:style style:name="T68" style:family="text">
      <style:text-properties style:font-name="Trocchi"/>
    </style:style>
    <style:style style:name="T69" style:family="text">
      <style:text-properties style:font-name="Libre Bodoni v2002"/>
    </style:style>
    <style:style style:name="T70" style:family="text">
      <style:text-properties style:font-name="Liberation Mono" fo:font-size="12pt" officeooo:rsid="0025f908" style:font-size-asian="12pt" style:font-size-complex="12pt"/>
    </style:style>
    <style:style style:name="T71" style:family="text">
      <style:text-properties style:font-name="Courier New"/>
    </style:style>
    <style:style style:name="T72" style:family="text">
      <style:text-properties style:font-name="Courier New" officeooo:rsid="002d516d"/>
    </style:style>
    <style:style style:name="T73" style:family="text">
      <style:text-properties style:font-name="Trebuchet MS"/>
    </style:style>
    <style:style style:name="T74" style:family="text">
      <style:text-properties style:font-name="Verdana"/>
    </style:style>
    <style:style style:name="T75" style:family="text">
      <style:text-properties style:font-name="Verdana" officeooo:rsid="00294a58"/>
    </style:style>
    <style:style style:name="T76" style:family="text">
      <style:text-properties style:font-name="Junction"/>
    </style:style>
    <style:style style:name="T77" style:family="text">
      <style:text-properties style:font-name="Impact"/>
    </style:style>
    <style:style style:name="T78" style:family="text">
      <style:text-properties style:font-name="Georgia"/>
    </style:style>
    <style:style style:name="T79" style:family="text">
      <style:text-properties style:font-name="Georgia" officeooo:rsid="00282dc2"/>
    </style:style>
    <style:style style:name="T80" style:family="text">
      <style:text-properties style:font-name="Times New Roman"/>
    </style:style>
    <style:style style:name="T81" style:family="text">
      <style:text-properties style:font-name="Times New Roman" officeooo:rsid="0018be53"/>
    </style:style>
    <style:style style:name="T82" style:family="text">
      <style:text-properties style:font-name="Arial"/>
    </style:style>
    <style:style style:name="T83" style:family="text">
      <style:text-properties style:font-name="Arial Black"/>
    </style:style>
    <style:style style:name="T84" style:family="text">
      <style:text-properties style:font-name="DejaVu Sans"/>
    </style:style>
    <style:style style:name="T85" style:family="text">
      <style:text-properties style:font-name="Andale Mono"/>
    </style:style>
    <style:style style:name="T86" style:family="text">
      <style:text-properties style:font-name="Andale Mono" officeooo:rsid="0025f908"/>
    </style:style>
    <style:style style:name="T87" style:family="text">
      <style:text-properties style:font-name="Goudy Bookletter 1911"/>
    </style:style>
    <style:style style:name="T88" style:family="text">
      <style:text-properties style:font-name="League Gothic"/>
    </style:style>
    <style:style style:name="T89" style:family="text">
      <style:text-properties style:font-name="League Spartan"/>
    </style:style>
    <style:style style:name="T90" style:family="text">
      <style:text-properties style:font-name="OFL Sorts Mill Goudy"/>
    </style:style>
    <style:style style:name="T91" style:family="text">
      <style:text-properties style:font-name="Libre Franklin"/>
    </style:style>
    <style:style style:name="T92" style:family="text">
      <style:text-properties style:font-name="Inknut Antiqu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49">Western </text:span><text:span text:style-name="T47">Transport Fonts since 1750</text:span> <text:note text:id="ftn1" text:note-class="endnote"><text:note-citation>i</text:note-citation><text:note-body><text:p text:style-name="Endnote"><text:span text:style-name="T60">General s</text:span>ources (all accessed 1-2 March 2020): Wikipedia pages on the individual typefaces and font families, the History of Western typography, and <text:span text:style-name="T60">t</text:span>he Vox-ATypI classification; <text:s/>https://typefoundry.blogspot.com/2007/02/scotch-roman.html; https://en.wikipedia.org/wiki/File:Redford_%26_Robins_-_poster_-_Google_Art_Project.jpg; https://fontsinuse.com/typefaces/6802/eckmann, https://www.rmweb.co.uk/community/index.php?/topic/70193-sbb-station-nameboards-font-and-colour/; https://wiki.archlinux.org/index.php/Metric-compatible_fonts#Generic_Families</text:p></text:note-body></text:note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2">Era</text:p>
          </table:table-cell>
          <table:table-cell table:style-name="Table1.A1" office:value-type="string">
            <text:p text:style-name="P21">Typeface Genre <text:span text:style-name="T39">and Examples</text:span></text:p>
          </table:table-cell>
          <table:table-cell table:style-name="Table1.A1" office:value-type="string">
            <text:p text:style-name="P21">Commercial Fonts</text:p>
          </table:table-cell>
          <table:table-cell table:style-name="Table1.A1" office:value-type="string">
            <text:p text:style-name="P21">Libre Fonts</text:p>
          </table:table-cell>
          <table:table-cell table:style-name="Table1.E1" office:value-type="string">
            <text:p text:style-name="P23">Transport <text:span text:style-name="T59">Usage</text:span></text:p>
          </table:table-cell>
        </table:table-row>
        <table:table-row>
          <table:table-cell table:style-name="Table1.A2" office:value-type="string">
            <text:p text:style-name="P33">Late 18<text:span text:style-name="T1">th</text:span> century, Anglo<text:span text:style-name="T50">sphere</text:span>; <text:span text:style-name="T10">revived early 20</text:span><text:span text:style-name="T3">th</text:span><text:span text:style-name="T10"> century</text:span></text:p>
          </table:table-cell>
          <table:table-cell table:style-name="Table1.A2" office:value-type="string">
            <text:p text:style-name="P25">Old style</text:p>
            <text:p text:style-name="P33">William Caslon 1734 (Great Primer Roman, English Roman, <text:span text:style-name="T6">Old Face</text:span>)</text:p>
            <text:p text:style-name="P34">Frederick Goudy (<text:span text:style-name="T11">Kennerley Old Style 1911-24, </text:span>Goudy Old Style 1915)</text:p>
            <text:p text:style-name="P36">Plantin (1913)</text:p>
            <text:p text:style-name="P38">Garamond (1923)</text:p>
            <text:p text:style-name="P36">Bembo (1929)</text:p>
            <text:p text:style-name="P85">Fairfield (1940)</text:p>
            <text:p text:style-name="P36">Palatino (1949)</text:p>
            <text:p text:style-name="P43">Beware ‘Caslon Antique’, no connection</text:p>
          </table:table-cell>
          <table:table-cell table:style-name="Table1.A2" office:value-type="string">
            <text:p text:style-name="P43">Adobe Caslon</text:p>
            <text:p text:style-name="P38">Adobe Garamond (1989)</text:p>
            <text:p text:style-name="P38">Book Antiqua <text:span text:style-name="T31">(cf. Palatino)</text:span></text:p>
            <text:p text:style-name="P45">Calisto MT</text:p>
            <text:p text:style-name="P43">Imprint MT</text:p>
            <text:p text:style-name="P43">LTC Caslon <text:span text:style-name="T12">(</text:span>2005<text:span text:style-name="T12">)</text:span></text:p>
            <text:p text:style-name="P72">Palatino <text:span text:style-name="T23">¶</text:span></text:p>
            <text:p text:style-name="P45">Palatino <text:span text:style-name="T31">Linotype (1999)</text:span></text:p>
            <text:p text:style-name="P43">William Caslon Text <text:span text:style-name="T12">(</text:span>2010<text:span text:style-name="T12">)</text:span></text:p>
            <text:p text:style-name="P41">Beware eccentric ITC Garamond</text:p>
          </table:table-cell>
          <table:table-cell table:style-name="Table1.A2" office:value-type="string">
            <text:p text:style-name="P38">Cormorant [revival, cf. Garamond]</text:p>
            <text:p text:style-name="P47"><text:span text:style-name="T64">Essays 1743</text:span><text:note text:id="ftn2" text:note-class="endnote"><text:note-citation>ii</text:note-citation><text:note-body><text:p text:style-name="P6">Available here: https://www.thibault.org/fonts/essays/</text:p></text:note-body></text:note></text:p>
            <text:p text:style-name="P35"><text:span text:style-name="T65">Fanwood</text:span><text:note text:id="ftn3" text:note-class="endnote"><text:note-citation>iii</text:note-citation><text:note-body><text:p text:style-name="P12">Available here: https://github.com/theleagueof/fanwood</text:p></text:note-body></text:note> <text:span text:style-name="T63">(cf. Fairfield)</text:span></text:p>
            <text:p text:style-name="P48"><text:span text:style-name="T87">Goudy Blackletter 1911</text:span><text:note text:id="ftn4" text:note-class="endnote"><text:note-citation>iv</text:note-citation><text:note-body><text:p text:style-name="Endnote"><text:span text:style-name="T11">Available here: </text:span>https://github.com/theleagueof/goudy-bookletter-1911</text:p></text:note-body></text:note></text:p>
            <text:p text:style-name="P70">Nimbus P052 / <text:span text:style-name="T31">Palladio </text:span><text:span text:style-name="T23">¶ </text:span><text:span text:style-name="T26">(cf. Palatino)</text:span></text:p>
            <text:p text:style-name="P49"><text:span text:style-name="T90">Sorts Mill Goudy</text:span><text:note text:id="ftn5" text:note-class="endnote"><text:note-citation>v</text:note-citation><text:note-body><text:p text:style-name="P5">Available here: https://github.com/theleagueof/sorts-mill-goudy</text:p></text:note-body></text:note></text:p>
            <text:p text:style-name="P36"/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3">Late 18<text:span text:style-name="T1">th</text:span> century, Europe</text:p>
          </table:table-cell>
          <table:table-cell table:style-name="Table1.A2" office:value-type="string">
            <text:p text:style-name="P50"><text:span text:style-name="T47">Transitional </text:span>/ baroque</text:p>
            <text:p text:style-name="P33">John Baskerville 1772</text:p>
            <text:p text:style-name="P52"/>
          </table:table-cell>
          <table:table-cell table:style-name="Table1.A2" office:value-type="string">
            <text:p text:style-name="P53">Bookman [some forms] <text:span text:style-name="T23">¶</text:span></text:p>
            <text:p text:style-name="P45">Bulmer</text:p>
            <text:p text:style-name="P52">Cambria</text:p>
            <text:p text:style-name="P56">Monotype Baskerville</text:p>
            <text:p text:style-name="P51"><text:span text:style-name="T80">Times New Roman </text:span><text:span text:style-name="T81">(</text:span><text:span text:style-name="T80">1932</text:span><text:span text:style-name="T81">)</text:span><text:span text:style-name="T12"> <text:s/>[between old-style &amp; this] </text:span><text:span text:style-name="T23">¶</text:span></text:p>
          </table:table-cell>
          <table:table-cell table:style-name="Table1.A2" office:value-type="string">
            <text:p text:style-name="P56">Bitstream Cyberbit #</text:p>
            <text:p text:style-name="P52">Charis SIL</text:p>
            <text:p text:style-name="P52"><text:span text:style-name="T66">Liberation Serif</text:span><text:span text:style-name="T1"><text:note-ref text:note-class="endnote" text:reference-format="text" text:ref-name="ftn17">xvii</text:note-ref></text:span></text:p>
            <text:p text:style-name="P57"><text:span text:style-name="T67">Libre Baskerville</text:span><text:note text:id="ftn6" text:note-class="endnote"><text:note-citation>vi</text:note-citation><text:note-body><text:p text:style-name="P3">Available here: https://github.com/impallari/Libre-Baskerville</text:p></text:note-body></text:note></text:p>
            <text:p text:style-name="P87">Linux Libertine</text:p>
            <text:p text:style-name="P68">Nimbus Roman <text:span text:style-name="T23">¶</text:span></text:p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58">1810s <text:span text:style-name="T7">onwards</text:span></text:p>
          </table:table-cell>
          <table:table-cell table:style-name="Table1.A2" office:value-type="string">
            <text:p text:style-name="P58"><text:span text:style-name="T47">Slab serif</text:span> <text:s/>/ Egyptian / <text:span text:style-name="T6">Egyptienne / antique [except in France] / Ionic/ mechanistic </text:span></text:p>
            <text:p text:style-name="P59">[for display<text:note text:id="ftn7" text:note-class="endnote"><text:note-citation>vii</text:note-citation><text:note-body><text:p text:style-name="P9">See this LBSCR poster: https://en.wikipedia.org/wiki/File:Croydon_Central_Station_3.jpg</text:p></text:note-body></text:note> <text:span text:style-name="T7">and small print</text:span>]</text:p>
            <text:p text:style-name="P58">Robert Besley (Clarendon 1845)</text:p>
            <text:p text:style-name="P59">Vincent Figgins (antique)</text:p>
            <text:p text:style-name="P44">Beware of ‘French Clarendon’ / ‘reverse-contrast’ as used in ‘Wild West’ wanted posters</text:p>
          </table:table-cell>
          <table:table-cell table:style-name="Table1.A2" office:value-type="string">
            <text:p text:style-name="P58">Belizio <text:span text:style-name="T12">(</text:span>1998<text:span text:style-name="T12">)</text:span></text:p>
            <text:p text:style-name="P58">Clarendon </text:p>
            <text:p text:style-name="P58">Consort</text:p>
            <text:p text:style-name="P58">Egizio</text:p>
            <text:p text:style-name="P58">Haas Clarendon Bold</text:p>
            <text:p text:style-name="P58">Linotype Excelsior</text:p>
            <text:p text:style-name="P58">Linotype Ionic No.5 1<text:span text:style-name="T12">1</text:span>922<text:span text:style-name="T12">)</text:span></text:p>
            <text:p text:style-name="P58">Monotype Modern</text:p>
            <text:p text:style-name="P58">Sentinel <text:span text:style-name="T12">(</text:span>2009<text:span text:style-name="T12">)</text:span></text:p>
          </table:table-cell>
          <table:table-cell table:style-name="Table1.A2" office:value-type="string">
            <text:p text:style-name="P84"><text:span text:style-name="T68">Trocchi (2013)</text:span><text:note text:id="ftn8" text:note-class="endnote"><text:note-citation>viii</text:note-citation><text:note-body><text:p text:style-name="P13">Available here: https://fonts.google.com/specimen/Trocchi. Donations to the family of the late Vernon Adams (designer) can be made here: http://sansoxygen.com/donate/</text:p></text:note-body></text:note></text:p>
          </table:table-cell>
          <table:table-cell table:style-name="Table1.E2" office:value-type="string">
            <text:p text:style-name="P43">Great Western Railway:</text:p>
            <text:p text:style-name="P43">Swindon Egyptian.</text:p>
            <text:p text:style-name="P43">US National Park Service: Claw Clarendon Bold;</text:p>
            <text:p text:style-name="P43">NPS Rawlinson Roadway <text:span text:style-name="T31">[arguably old style?]</text:span>.</text:p>
          </table:table-cell>
        </table:table-row>
        <table:table-row>
          <table:table-cell table:style-name="Table1.A2" office:value-type="string">
            <text:p text:style-name="P33">Early 19<text:span text:style-name="T1">th</text:span> century, Anglo<text:span text:style-name="T50">sphere</text:span></text:p>
          </table:table-cell>
          <table:table-cell table:style-name="Table1.A2" office:value-type="string">
            <text:p text:style-name="P21">Modern <text:span text:style-name="T62">r</text:span>oman</text:p>
            <text:p text:style-name="P58"><text:span text:style-name="T58">[</text:span>Dominant in 1820s<text:span text:style-name="T58">]</text:span></text:p>
            <text:p text:style-name="P60">Miller &amp; Richard (Pica No. 2 1813)</text:p>
          </table:table-cell>
          <table:table-cell table:style-name="Table1.A2" office:value-type="string">
            <text:p text:style-name="P88">See Modernised old style below</text:p>
          </table:table-cell>
          <table:table-cell table:style-name="Table1.A2" office:value-type="string">
            <text:p text:style-name="P88">See Modernised old style below</text:p>
          </table:table-cell>
          <table:table-cell table:style-name="Table1.E2" office:value-type="string">
            <text:p text:style-name="P32"/>
          </table:table-cell>
        </table:table-row>
        <text:soft-page-break/>
        <table:table-row>
          <table:table-cell table:style-name="Table1.A2" office:value-type="string">
            <text:p text:style-name="P52">1810s to 1850s, continental Europe</text:p>
          </table:table-cell>
          <table:table-cell table:style-name="Table1.A2" office:value-type="string">
            <text:p text:style-name="P50"><text:span text:style-name="T47">Didone</text:span> / modern</text:p>
            <text:p text:style-name="P33">Giambattista Bodoni</text:p>
            <text:p text:style-name="P33">Didot family <text:span text:style-name="T32">(1784-1811)</text:span></text:p>
            <text:p text:style-name="P33">William Bulmer 1786</text:p>
            <text:p text:style-name="P52">Scotch Modern</text:p>
            <text:p text:style-name="P60">Modern Face</text:p>
          </table:table-cell>
          <table:table-cell table:style-name="Table1.A2" office:value-type="string">
            <text:p text:style-name="P33">Bodoni</text:p>
            <text:p text:style-name="P50">Century </text:p>
            <text:p text:style-name="P33"><text:span text:style-name="T32">Linotype </text:span>Didot</text:p>
          </table:table-cell>
          <table:table-cell table:style-name="Table1.A2" office:value-type="string">
            <text:p text:style-name="P50">Computer Modern (?)</text:p>
            <text:p text:style-name="P61"><text:span text:style-name="T69">Libre Bodoni</text:span><text:note text:id="ftn9" text:note-class="endnote"><text:note-citation>ix</text:note-citation><text:note-body><text:p text:style-name="P1">Available here: https://github.com/impallari/Libre-Bodoni</text:p></text:note-body></text:note></text:p>
          </table:table-cell>
          <table:table-cell table:style-name="Table1.E2" office:value-type="string">
            <text:p text:style-name="P80">1839 Bradshaw’s <text:span text:style-name="T56">timetable text</text:span></text:p>
          </table:table-cell>
        </table:table-row>
        <table:table-row>
          <table:table-cell table:style-name="Table1.A2" office:value-type="string">
            <text:p text:style-name="P58">1860s – 1910s, Anglo<text:span text:style-name="T50">sphere</text:span>; <text:span text:style-name="T13">early 20</text:span><text:span text:style-name="T4">th</text:span><text:span text:style-name="T13"> century, USA; revived 1960s – 1970s, USA</text:span></text:p>
          </table:table-cell>
          <table:table-cell table:style-name="Table1.A2" office:value-type="string">
            <text:p text:style-name="P58"><text:span text:style-name="T48">Modernised o</text:span><text:span text:style-name="T47">ld style</text:span> [for running text]</text:p>
            <text:p text:style-name="P60">Miller &amp; Richard (Old Style, Old Roman, Dryden [for OUP use])</text:p>
            <text:p text:style-name="P54">Scotch Roman</text:p>
            <text:p text:style-name="P76">Old Style Antique ~1869</text:p>
            <text:p text:style-name="P60">[Intended as a revival of 1820s Miller &amp; Richard but <text:span text:style-name="T58">authenticity disputed</text:span>]</text:p>
          </table:table-cell>
          <table:table-cell table:style-name="Table1.A2" office:value-type="string">
            <text:p text:style-name="P78">Bookman Old Style</text:p>
            <text:p text:style-name="P55"><text:span text:style-name="T50">[similar] </text:span><text:span text:style-name="T78">Georgia </text:span><text:span text:style-name="T79">(1996)</text:span> *</text:p>
            <text:p text:style-name="P55"><text:span text:style-name="T50">[similar] </text:span>Miller <text:span text:style-name="T50">(1997)</text:span></text:p>
            <text:p text:style-name="P60">Monotype Old Style</text:p>
            <text:p text:style-name="P54">Scotch Roman</text:p>
          </table:table-cell>
          <table:table-cell table:style-name="Table1.A2" office:value-type="string">
            <text:p text:style-name="P93"><text:span text:style-name="T23">P</text:span><text:span text:style-name="T22">layfair Display (2015)</text:span><text:span text:style-name="T44"><text:note text:id="ftn10" text:note-class="endnote"><text:note-citation>x</text:note-citation><text:note-body><text:p text:style-name="P14">Available here: https://github.com/clauseggers/Playfair-Display</text:p></text:note-body></text:note></text:span></text:p>
            <text:p text:style-name="P70"><text:span text:style-name="T59">URW </text:span>Bookman <text:span text:style-name="T59">L</text:span> <text:span text:style-name="T23">¶</text:span></text:p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81">1880s – 1980s </text:p>
          </table:table-cell>
          <table:table-cell table:style-name="Table1.A2" office:value-type="string">
            <text:p text:style-name="P30">Typewriter<text:span text:style-name="T56">s</text:span></text:p>
          </table:table-cell>
          <table:table-cell table:style-name="Table1.A2" office:value-type="string">
            <text:p text:style-name="P63"><text:span text:style-name="T71">Courier / </text:span><text:span text:style-name="T72">Courier </text:span><text:span text:style-name="T71">New (1956)</text:span> * <text:span text:style-name="T23">¶</text:span></text:p>
          </table:table-cell>
          <table:table-cell table:style-name="Table1.A2" office:value-type="string">
            <text:p text:style-name="P92"><text:span text:style-name="T70">Liberation Mono</text:span><text:span text:style-name="T5"><text:note-ref text:note-class="endnote" text:reference-format="text" text:ref-name="ftn17">xvii</text:note-ref></text:span></text:p>
            <text:p text:style-name="P69">Nimbus Mono (1996) <text:span text:style-name="T23">¶</text:span></text:p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58">Since 1890s</text:p>
          </table:table-cell>
          <table:table-cell table:style-name="Table1.A2" office:value-type="string">
            <text:p text:style-name="P28">Art nouveau</text:p>
            <text:p text:style-name="P90">Eckmann (1900)</text:p>
          </table:table-cell>
          <table:table-cell table:style-name="Table1.A2" office:value-type="string">
            <text:p text:style-name="P58">Eckmann <text:span text:style-name="T55">(1998)</text:span></text:p>
          </table:table-cell>
          <table:table-cell table:style-name="Table1.A2" office:value-type="string">
            <text:p text:style-name="P32"/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10" office:value-type="string">
            <text:p text:style-name="P64">Late 19<text:span text:style-name="T1">th</text:span> century – 1910s, Germany</text:p>
          </table:table-cell>
          <table:table-cell table:style-name="Table1.A10" office:value-type="string">
            <text:p text:style-name="P31">Grotesque</text:p>
            <text:p text:style-name="P64">Akzidenz-Grotesk (1898)</text:p>
            <text:p text:style-name="P39">Monotype Grotesque (early 1920s)</text:p>
          </table:table-cell>
          <table:table-cell table:style-name="Table1.A10" office:value-type="string">
            <text:p text:style-name="P67">[similar] <text:span text:style-name="T73">Trebuchet MS (1996)</text:span> *</text:p>
          </table:table-cell>
          <table:table-cell table:style-name="Table1.A10" office:value-type="string">
            <text:p text:style-name="P32"/>
          </table:table-cell>
          <table:table-cell table:style-name="Table1.E10" office:value-type="string">
            <text:p text:style-name="P32"/>
          </table:table-cell>
        </table:table-row>
        <table:table-row>
          <table:table-cell table:style-name="Table1.A10" office:value-type="string">
            <text:p text:style-name="P45">19<text:span text:style-name="T1">th</text:span> century; <text:span text:style-name="T8">early 20</text:span><text:span text:style-name="T2">th</text:span><text:span text:style-name="T8">;</text:span> <text:span text:style-name="T8">since 1940s</text:span></text:p>
          </table:table-cell>
          <table:table-cell table:style-name="Table1.A10" office:value-type="string">
            <text:p text:style-name="P24">Grotesque <text:span text:style-name="T57">[revival]</text:span></text:p>
            <text:p text:style-name="P57">Morris Fuller Benton (Franklin Gothic 1902, News Gothic 1908)</text:p>
          </table:table-cell>
          <table:table-cell table:style-name="Table1.A10" office:value-type="string">
            <text:p text:style-name="P57">CG Alternate Gothic #3</text:p>
            <text:p text:style-name="P45">Headline</text:p>
            <text:p text:style-name="P45">Monotype Grotesque</text:p>
            <text:p text:style-name="P57">Beware: ITC Franklin Gothic</text:p>
          </table:table-cell>
          <table:table-cell table:style-name="Table1.A10" office:value-type="string">
            <text:p text:style-name="P57"><text:span text:style-name="T88">League Gothic</text:span><text:note text:id="ftn11" text:note-class="endnote"><text:note-citation>xi</text:note-citation><text:note-body><text:p text:style-name="P4">Available here: https://github.com/theleagueof/league-gothic</text:p></text:note-body></text:note></text:p>
            <text:p text:style-name="P57"><text:span text:style-name="T91">Libre Franklin</text:span><text:note text:id="ftn12" text:note-class="endnote"><text:note-citation>xii</text:note-citation><text:note-body><text:p text:style-name="P3">Available here: https://github.com/impallari/Libre-Franklin</text:p></text:note-body></text:note></text:p>
            <text:p text:style-name="P57">Oswald</text:p>
          </table:table-cell>
          <table:table-cell table:style-name="Table1.E10" office:value-type="string">
            <text:p text:style-name="P57">Malaysian <text:span text:style-name="T60">r</text:span>ailway <text:span text:style-name="T60">signs</text:span>: Franklin Gothic</text:p>
          </table:table-cell>
        </table:table-row>
        <table:table-row>
          <table:table-cell table:style-name="Table1.A10" office:value-type="string">
            <text:p text:style-name="P64">Late 1920s onwards</text:p>
          </table:table-cell>
          <table:table-cell table:style-name="Table1.A10" office:value-type="string">
            <text:p text:style-name="P24">Geometric</text:p>
            <text:p text:style-name="P73">Erbar (1926)</text:p>
            <text:p text:style-name="P73">Futura (1927)</text:p>
            <text:p text:style-name="P36">ITC Avant Garde (1974-77)</text:p>
          </table:table-cell>
          <table:table-cell table:style-name="Table1.A10" office:value-type="string">
            <text:p text:style-name="P71">Century Gothic</text:p>
            <text:p text:style-name="P45">Futura</text:p>
            <text:p text:style-name="P72">ITC Avant Garde Gothic <text:span text:style-name="T54">(1974-77)</text:span> <text:span text:style-name="T23">¶</text:span></text:p>
            <text:p text:style-name="P48">Spartan (1939)</text:p>
          </table:table-cell>
          <table:table-cell table:style-name="Table1.A10" office:value-type="string">
            <text:p text:style-name="P82"><text:span text:style-name="T89">League Spartan</text:span><text:note text:id="ftn13" text:note-class="endnote"><text:note-citation>xiii</text:note-citation><text:note-body><text:p text:style-name="P11">Available here: https://github.com/theleagueof/league-spartan</text:p></text:note-body></text:note></text:p>
            <text:p text:style-name="P37">URW Gothic L <text:span text:style-name="T23">¶</text:span></text:p>
          </table:table-cell>
          <table:table-cell table:style-name="Table1.E10" office:value-type="string">
            <text:p text:style-name="P73">Italian railway signs; Swissair advertising, Toronto subway: Futura</text:p>
          </table:table-cell>
        </table:table-row>
        <text:soft-page-break/>
        <table:table-row>
          <table:table-cell table:style-name="Table1.A13" office:value-type="string">
            <text:p text:style-name="P83"><text:span text:style-name="T62">1940s – </text:span>1960s</text:p>
          </table:table-cell>
          <table:table-cell table:style-name="Table1.A13" office:value-type="string">
            <text:p text:style-name="P89">Disputed <text:span text:style-name="T43">†</text:span></text:p>
            <text:p text:style-name="P29"><text:span text:style-name="T36">Century Schoolbook </text:span><text:span text:style-name="T37">(1919)</text:span></text:p>
          </table:table-cell>
          <table:table-cell table:style-name="Table1.A13" office:value-type="string">
            <text:p text:style-name="P68">Century Schoolbook <text:span text:style-name="T23">¶</text:span></text:p>
          </table:table-cell>
          <table:table-cell table:style-name="Table1.A13" office:value-type="string">
            <text:p text:style-name="P68">New Century Schoolbook / C059 <text:span text:style-name="T23">¶</text:span><text:span text:style-name="T24"> </text:span></text:p>
          </table:table-cell>
          <table:table-cell table:style-name="Table1.E13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4"><text:span text:style-name="T33">Mid-</text:span>20<text:span text:style-name="T1">th</text:span> century</text:p>
          </table:table-cell>
          <table:table-cell table:style-name="Table1.A2" office:value-type="string">
            <text:p text:style-name="P25">Antiqua</text:p>
            <text:p text:style-name="P34">Vojtěch Preissig (Preissig Antiqua 1923-25)<text:line-break/>Zapf Renaissance Antiqua (1984–87<text:span text:style-name="T33">)</text:span>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87"><text:span text:style-name="T92">Inknut Antiqua (2014)</text:span><text:note text:id="ftn14" text:note-class="endnote"><text:note-citation>xiv</text:note-citation><text:note-body><text:p text:style-name="P14">Available here: https://github.com/clauseggers/Inknut-Antiqua</text:p></text:note-body></text:note></text:p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10" office:value-type="string">
            <text:p text:style-name="P45"><text:span text:style-name="T33">Mid-</text:span>20<text:span text:style-name="T1">th</text:span> century</text:p>
          </table:table-cell>
          <table:table-cell table:style-name="Table1.A10" office:value-type="string">
            <text:p text:style-name="P24">Humanist</text:p>
            <text:p text:style-name="P27"><text:span text:style-name="T36">Gill Sans </text:span><text:span text:style-name="T38">(1928)</text:span></text:p>
            <text:p text:style-name="P91">Adrian Frutiger (Roissy 1972, Frutiger 1976)</text:p>
          </table:table-cell>
          <table:table-cell table:style-name="Table1.A10" office:value-type="string">
            <text:p text:style-name="P38">Frutiger</text:p>
            <text:p text:style-name="P45">Gill Sans</text:p>
            <text:p text:style-name="P38">Granby</text:p>
            <text:p text:style-name="P38">Johnston</text:p>
            <text:p text:style-name="P45">Optima</text:p>
            <text:p text:style-name="P67">Segoe (2004)</text:p>
            <text:p text:style-name="P67"><text:span text:style-name="T73">Trebuchet MS (1996) </text:span>*</text:p>
            <text:p text:style-name="P76"><text:span text:style-name="T74">Verdana </text:span><text:span text:style-name="T75">(1996)</text:span><text:span text:style-name="T52"> *</text:span></text:p>
          </table:table-cell>
          <table:table-cell table:style-name="Table1.A10" office:value-type="string">
            <text:p text:style-name="P77">Bitstream Vera <text:span text:style-name="T45">•</text:span></text:p>
            <text:p text:style-name="P40"><text:span text:style-name="T84">DejaVu Sans</text:span> <text:span text:style-name="T45">•</text:span></text:p>
            <text:p text:style-name="P78"><text:span text:style-name="T76">Junction</text:span><text:note text:id="ftn15" text:note-class="endnote"><text:note-citation>xv</text:note-citation><text:note-body><text:p text:style-name="P5">Available here: https://github.com/theleagueof/junction</text:p></text:note-body></text:note></text:p>
            <text:p text:style-name="P38">Railway Sans <text:span text:style-name="T46">‡</text:span></text:p>
          </table:table-cell>
          <table:table-cell table:style-name="Table1.E10" office:value-type="string">
            <text:p text:style-name="P74">Amtrak, BART, NY Port, Swiss road signs: Frutiger</text:p>
            <text:p text:style-name="P73">CDG airport: Roissy</text:p>
            <text:p text:style-name="P75">LNER, <text:span text:style-name="T34">British Railways</text:span>: Gill Sans<text:note text:id="ftn16" text:note-class="endnote"><text:note-citation>xvi</text:note-citation><text:note-body><text:p text:style-name="P8">See this BR leaflet : https://en.wikipedia.org/wiki/File:ChesterfieldMPHandbill1950.jpg<text:line-break/>And this LNER menu: https://en.wikipedia.org/wiki/File:National_Railway_Museum_LNER_Royal_Station_Hotel_York_Menu_Breakfast_12th_January_1940.jpg</text:p></text:note-body></text:note></text:p>
            <text:p text:style-name="P38">London Transport; British Road Services: Johnston.</text:p>
          </table:table-cell>
        </table:table-row>
        <table:table-row>
          <table:table-cell table:style-name="Table1.A10" office:value-type="string">
            <text:p text:style-name="P65">1950s – 1960s</text:p>
          </table:table-cell>
          <table:table-cell table:style-name="Table1.A10" office:value-type="string">
            <text:p text:style-name="P45"><text:span text:style-name="T47">Neo-grotesque</text:span> / realist / <text:span text:style-name="T35">Swiss international style</text:span></text:p>
            <text:p text:style-name="P65">Haas Foundry (Helvetica 1957-61)</text:p>
            <text:p text:style-name="P65">Adrian Frutiger (Univers 1957)</text:p>
            <text:p text:style-name="P64">Kinneir &amp; Calvert (Motorway 1958, Transport 1963, Rail Alphabet 1965)</text:p>
            <text:p text:style-name="P67">Impact (1965)</text:p>
          </table:table-cell>
          <table:table-cell table:style-name="Table1.A10" office:value-type="string">
            <text:p text:style-name="P42"><text:span text:style-name="T82">Arial</text:span> <text:span text:style-name="T53">(1982) </text:span>*</text:p>
            <text:p text:style-name="P86"><text:span text:style-name="T83">Arial Black</text:span> *</text:p>
            <text:p text:style-name="P46">Helvetica <text:span text:style-name="T23">¶</text:span></text:p>
            <text:p text:style-name="P67"><text:span text:style-name="T77">Impact </text:span>*</text:p>
            <text:p text:style-name="P64">NR Brunel (1999)</text:p>
          </table:table-cell>
          <table:table-cell table:style-name="Table1.A10" office:value-type="string">
            <text:p text:style-name="P38">Liberation Sans<text:note text:id="ftn17" text:note-class="endnote"><text:note-citation>xvii</text:note-citation><text:note-body><text:p text:style-name="P7">Available here: hhttps://github.com/liberationfonts/liberation-sans-narrow</text:p></text:note-body></text:note></text:p>
            <text:p text:style-name="P17"><text:span text:style-name="T15">Nimbus Sans / </text:span><text:span text:style-name="T16">A030</text:span><text:span text:style-name="T14"> </text:span><text:span text:style-name="T23">¶</text:span></text:p>
            <text:p text:style-name="P66">Raleway<text:note text:id="ftn18" text:note-class="endnote"><text:note-citation>xviii</text:note-citation><text:note-body><text:p text:style-name="P2">Available here: https://github.com/impallari/Raleway</text:p></text:note-body></text:note> <text:span text:style-name="T9">[for display]</text:span></text:p>
          </table:table-cell>
          <table:table-cell table:style-name="Table1.E10" office:value-type="string">
            <text:p text:style-name="P64">British Rail; DSB: Rail Alphabet</text:p>
            <text:p text:style-name="P64"><text:span text:style-name="T60">UK</text:span> road signs: Motorway, Transport</text:p>
            <text:p text:style-name="P64">Railtrack; Network Rail: NR Brunel</text:p>
            <text:p text:style-name="P79">SBB: Helvetica<text:note text:id="ftn19" text:note-class="endnote"><text:note-citation>xix</text:note-citation><text:note-body><text:p text:style-name="P10">SBB’s own font files may not be distributed, but are available here for their contractors: https://company.sbb.ch/content/dam/internet/corporate/de/ueber-die-sbb/markenportal/Grafikdateien-SBB-Font.zip.sbbdownload.zip</text:p></text:note-body></text:note></text:p>
          </table:table-cell>
        </table:table-row>
        <table:table-row>
          <table:table-cell table:style-name="Table1.A10" office:value-type="string">
            <text:p text:style-name="P36">21<text:span text:style-name="T1">st</text:span> century</text:p>
          </table:table-cell>
          <table:table-cell table:style-name="Table1.A10" office:value-type="string">
            <text:p text:style-name="P26">Screen display</text:p>
          </table:table-cell>
          <table:table-cell table:style-name="Table1.A10" office:value-type="string">
            <text:p text:style-name="P62"><text:span text:style-name="T85">Andal</text:span><text:span text:style-name="T86">é</text:span><text:span text:style-name="T85"> Mono</text:span> (1993) *</text:p>
            <text:p text:style-name="P36">Calibri (2007) </text:p>
          </table:table-cell>
          <table:table-cell table:style-name="Table1.A10" office:value-type="string">
            <text:p text:style-name="P36">Carlito (2013)</text:p>
          </table:table-cell>
          <table:table-cell table:style-name="Table1.E10" office:value-type="string">
            <text:p text:style-name="P32"/>
          </table:table-cell>
        </table:table-row>
      </table:table>
      <text:p text:style-name="P20"/>
      <text:p text:style-name="P19"><text:span text:style-name="T41">Libre fonts are available under the SIL Open Font Licence (OFL) unless noted otherwise.</text:span><text:span text:style-name="T40"> * =</text:span><text:span text:style-name="T42"> </text:span><text:span text:style-name="T41">Microsoft </text:span><text:span text:style-name="T40">Core Fonts for the Web. </text:span><text:span text:style-name="T45">•</text:span><text:span text:style-name="T51"> </text:span><text:span text:style-name="T61">Sui generis</text:span><text:span text:style-name="T17"> licence that is similar to the OFL. </text:span><text:span text:style-name="T18"># Non-commercial use </text:span><text:span text:style-name="T19">only</text:span><text:span text:style-name="T18">. </text:span><text:span text:style-name="T23">¶ </text:span><text:span text:style-name="T25">Core font for Postscript (commercial) or Ghostscript (libre); the latter have been released at various times under the ‘Aladdin Free Public License’, GPL, and Affero GPL (with font exception)</text:span><text:span text:style-name="T20">. <text:s/></text:span><text:span text:style-name="T29">†</text:span><text:span text:style-name="T30"> V</text:span><text:span text:style-name="T20">ariously described as Didoni, Scotch Roman &amp; transitional.</text:span><text:span text:style-name="T14"> ‡ </text:span><text:span text:style-name="T21">Supposedly open source, but the original Github repository and blogpost have been wiped, suggesting the creator was concerned about legal action. </text:span><text:span text:style-name="T27">Grey background</text:span><text:span text:style-name="T28"> indicates sans serif genres. 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s Sans" svg:font-family="'Liberations Sans'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Essays1743" svg:font-family="Essays1743" style:font-pitch="variable"/>
    <style:font-face style:name="Fanwood" svg:font-family="Fanwood" style:font-pitch="variable"/>
    <style:font-face style:name="Goudy Bookletter 1911" svg:font-family="'Goudy Bookletter 1911'" style:font-pitch="variable"/>
    <style:font-face style:name="Inknut Antiqua" svg:font-family="'Inknut Antiqua'" style:font-pitch="variable"/>
    <style:font-face style:name="Junction" svg:font-family="Junction" style:font-pitch="variable"/>
    <style:font-face style:name="League Spartan" svg:font-family="'League Spartan'" style:font-pitch="variable"/>
    <style:font-face style:name="Libre Baskerville" svg:font-family="'Libre Baskerville'" style:font-pitch="variable"/>
    <style:font-face style:name="Libre Bodoni v2002" svg:font-family="'Libre Bodoni v2002'" style:font-pitch="variable"/>
    <style:font-face style:name="Libre Franklin" svg:font-family="'Libre Franklin'" style:font-pitch="variable"/>
    <style:font-face style:name="OFL Sorts Mill Goudy" svg:font-family="'OFL Sorts Mill Goudy'" style:font-pitch="variable"/>
    <style:font-face style:name="Playfair Display" svg:font-family="'Playfair Display'" style:font-pitch="variable"/>
    <style:font-face style:name="Playfair Display SC" svg:font-family="'Playfair Display SC'" style:font-pitch="variable"/>
    <style:font-face style:name="Trocchi" svg:font-family="Trocch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Impact" svg:font-family="Impact" style:font-family-generic="swiss" style:font-pitch="variable"/>
    <style:font-face style:name="League Gothic" svg:font-family="'League Gothic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08:53:12.070300861</meta:creation-date>
    <dc:date>2020-03-03T23:32:01.292781507</dc:date>
    <meta:editing-duration>PT3H8M49S</meta:editing-duration>
    <meta:editing-cycles>39</meta:editing-cycles>
    <meta:generator>LibreOffice/6.0.7.3$Linux_X86_64 LibreOffice_project/00m0$Build-3</meta:generator>
    <meta:document-statistic meta:table-count="1" meta:image-count="0" meta:object-count="0" meta:page-count="4" meta:paragraph-count="207" meta:word-count="873" meta:character-count="7053" meta:non-whitespace-character-count="6371"/>
  </office:meta>
</office:document-meta>
</file>